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720" officeooo:paragraph-rsid="00147720"/>
    </style:style>
    <style:style style:name="P2" style:family="paragraph" style:parent-style-name="Standard">
      <style:text-properties officeooo:rsid="00147720" officeooo:paragraph-rsid="001623c7"/>
    </style:style>
    <style:style style:name="P3" style:family="paragraph" style:parent-style-name="Standard">
      <style:text-properties officeooo:rsid="001623c7" officeooo:paragraph-rsid="001623c7"/>
    </style:style>
    <style:style style:name="P4" style:family="paragraph" style:parent-style-name="Standard">
      <style:text-properties officeooo:rsid="0017e9ba" officeooo:paragraph-rsid="0017e9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</text:p>
      <text:p text:style-name="P1"/>
      <text:p text:style-name="P1"/>
      <text:p text:style-name="P1">QL Tai Khoan</text:p>
      <text:p text:style-name="P1"/>
      <text:p text:style-name="P2">Them tai khoan: </text:p>
      <text:p text:style-name="P2">insert into users (name, email, password, phone, gender, birthday, address, role, state) VALUE ('Ngo Duc Minh', 'minhnd@gmail.com', '123456', '0394076666', 1, '2000-07-06', 'Hung Yen', 1, 1)</text:p>
      <text:p text:style-name="P1"/>
      <text:p text:style-name="P3">Doi mat khau:</text:p>
      <text:p text:style-name="P3">update users set password = ‘admin’ where id = 4</text:p>
      <text:p text:style-name="P3"/>
      <text:p text:style-name="P4">Tim tai khoan:</text:p>
      <text:p text:style-name="P4">select * from users where id = 4</text:p>
      <text:p text:style-name="P4"/>
      <text:p text:style-name="P4"/>
      <text:p text:style-name="P4"/>
      <text:p text:style-name="P4"/>
      <text:p text:style-name="P4">QL Loai San Pham:</text:p>
      <text:p text:style-name="P4"/>
      <text:p text:style-name="P4">Them loai san pham moi:</text:p>
      <text:p text:style-name="P4">INSERT INTO categories (title,description, state) VALUE('Kim cương tinh chế,'',1)</text:p>
      <text:p text:style-name="P4"/>
      <text:p text:style-name="P4">Sua trang thai loai san pham:</text:p>
      <text:p text:style-name="P4">UPDATE categories SET state = 0 WHERE id = 8</text:p>
      <text:p text:style-name="P4"/>
      <text:p text:style-name="P4">Tim loai san pham:</text:p>
      <text:p text:style-name="P4">SELECT * FROM categories WHERE id = 8</text:p>
      <text:p text:style-name="P4"/>
      <text:p text:style-name="P4"/>
      <text:p text:style-name="P4"/>
      <text:p text:style-name="P4">QL San Pham:</text:p>
      <text:p text:style-name="P4"/>
      <text:p text:style-name="P4">Them san pham moi:</text:p>
      <text:p text:style-name="P4">INSERT INTO products (category_id, name, description, material, price, amount, state) VALUE (8, 'Nhẫn kim cương tinh ché', 'Chất lượng kim cương chuản quốc tế', 'Kim cương', 999999, 100, 1)</text:p>
      <text:p text:style-name="P4"/>
      <text:p text:style-name="P4">Sua san pham:</text:p>
      <text:p text:style-name="P4">UPDATE products SET price = 666666 WHERE id = 18</text:p>
      <text:p text:style-name="P4"/>
      <text:p text:style-name="P4">Tim san pham:</text:p>
      <text:p text:style-name="P4">SELECT * from products WHERE id =18</text:p>
      <text:p text:style-name="P4"/>
      <text:p text:style-name="P4">Xoa san pham:</text:p>
      <text:p text:style-name="P4">DELETE FROM products WHERE id = 1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an Ly Binh Luan:</text:p>
      <text:p text:style-name="P4"/>
      <text:p text:style-name="P4">Them binh luan:</text:p>
      <text:p text:style-name="P4">INSERT INTO comments (user_id, product_id, content) VALUE(2, 10, 'Sản phẩm đẹp, phục vụ tốt')</text:p>
      <text:p text:style-name="P4"/>
      <text:p text:style-name="P4">Sua binh luan:</text:p>
      <text:p text:style-name="P4">UPDATE comments SET content = 'kim cương k đẹp =))))' WHERE id = 5</text:p>
      <text:p text:style-name="P4"/>
      <text:p text:style-name="P4">Xem binh luan:</text:p>
      <text:p text:style-name="P4">SELECT * FROM comments WHERE product_id = 1</text:p>
      <text:p text:style-name="P4"/>
      <text:p text:style-name="P4">Xoa binh luan</text:p>
      <text:p text:style-name="P4">DELETE FROM comments WHERE id = 5</text:p>
      <text:p text:style-name="P4"/>
      <text:p text:style-name="P4"/>
      <text:p text:style-name="P4"/>
      <text:p text:style-name="P4">QL Don Hang:</text:p>
      <text:p text:style-name="P4">Them don hang:</text:p>
      <text:p text:style-name="P4">INSERT INTO orders (user_id, state) VALUE (2, 0)</text:p>
      <text:p text:style-name="P4">INSERT INTO order_detail (order_id, product_id, amount) VALUE(3, 4, 2)</text:p>
      <text:p text:style-name="P4"/>
      <text:p text:style-name="P4"/>
      <text:p text:style-name="P4">Thay doi trang thai don hang:</text:p>
      <text:p text:style-name="P4">UPDATE orders SET state = 1 WHERE id = 3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5:40:43.478499624</meta:creation-date>
    <dc:date>2021-05-22T20:42:48.712733952</dc:date>
    <meta:editing-duration>PT3H22M57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269" meta:character-count="1476" meta:non-whitespace-character-count="1245"/>
  </office:meta>
</office:document-meta>
</file>